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svg:stroke-color="#808080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/>
    </style:style>
    <style:style style:name="gr12" style:family="graphic" style:parent-style-name="standard">
      <style:graphic-properties svg:stroke-color="#808080" draw:fill="solid" draw:fill-color="#eeeeee" draw:textarea-horizontal-align="justify" draw:textarea-vertical-align="middle" draw:auto-grow-height="true" fo:min-height="0.28cm" fo:min-width="0cm" fo:padding-top="0.051cm" fo:padding-bottom="0.051cm" fo:padding-left="0.178cm" fo:padding-right="0.178cm" fo:wrap-option="wrap"/>
    </style:style>
    <style:style style:name="gr13" style:family="graphic" style:parent-style-name="standard">
      <style:graphic-properties svg:stroke-color="#808080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/>
    </style:style>
    <style:style style:name="gr14" style:family="graphic" style:parent-style-name="standard">
      <style:graphic-properties svg:stroke-color="#808080" draw:fill="solid" draw:fill-color="#ffffff" draw:textarea-horizontal-align="right" draw:textarea-vertical-align="middle" draw:auto-grow-height="false" fo:padding-top="0cm" fo:padding-bottom="0cm" fo:padding-left="1.524cm" fo:padding-right="0.254cm" fo:wrap-option="wrap" style:protect="siz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cm" svg:stroke-color="#808080" draw:marker-start-width="0.2cm" draw:marker-end-width="0.2cm" draw:fill="solid" draw:fill-color="#ffffff" draw:textarea-horizontal-align="center" draw:textarea-vertical-align="middle" draw:auto-grow-height="false" fo:padding-top="0cm" fo:padding-bottom="0cm" fo:padding-left="2.794cm" fo:padding-right="0.254cm" fo:wrap-option="wrap"/>
    </style:style>
    <style:style style:name="gr17" style:family="graphic" style:parent-style-name="standard">
      <style:graphic-properties svg:stroke-color="#808080" draw:fill="solid" draw:fill-color="#cccccc" draw:textarea-horizontal-align="center" draw:textarea-vertical-align="middle" draw:auto-grow-height="false" fo:padding-left="0.254cm" fo:padding-right="0.254cm"/>
    </style:style>
    <style:style style:name="gr18" style:family="graphic" style:parent-style-name="standard">
      <style:graphic-properties svg:stroke-color="#808080" draw:fill="solid" draw:fill-color="#ffffff" draw:textarea-horizontal-align="left" draw:textarea-vertical-align="middle" draw:auto-grow-height="false" fo:padding-top="0.051cm" fo:padding-bottom="0.051cm" fo:padding-left="0.178cm" fo:padding-right="0.178cm"/>
    </style:style>
    <style:style style:name="gr19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svg:stroke-color="#808080" draw:fill="solid" draw:fill-color="#eeeeee" draw:textarea-horizontal-align="justify" draw:textarea-vertical-align="middle" draw:auto-grow-height="false"/>
    </style:style>
    <style:style style:name="gr21" style:family="graphic" style:parent-style-name="standard">
      <style:graphic-properties svg:stroke-color="#808080" draw:fill="solid" draw:fill-color="#ffffff" draw:textarea-horizontal-align="left" draw:textarea-vertical-align="top" draw:auto-grow-height="true" fo:min-height="0.879cm" fo:padding-top="0.051cm" fo:padding-bottom="0.051cm" fo:padding-left="0.178cm" fo:padding-right="0.178cm" fo:wrap-option="wrap"/>
    </style:style>
    <style:style style:name="gr22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svg:stroke-color="#808080" draw:fill="solid" draw:fill-color="#ffffff" draw:textarea-horizontal-align="right" draw:textarea-vertical-align="middle" draw:auto-grow-height="false" fo:padding-top="0.025cm" fo:padding-bottom="0.025cm" fo:padding-left="1.27cm" fo:padding-right="0.254cm" fo:wrap-option="wrap" style:protect="size"/>
    </style:style>
    <style:style style:name="gr24" style:family="graphic" style:parent-style-name="standard">
      <style:graphic-properties svg:stroke-color="#808080" draw:fill="solid" draw:fill-color="#eeeeee" draw:textarea-horizontal-align="center" draw:textarea-vertical-align="middle" draw:auto-grow-height="true" fo:min-height="0.243cm" fo:padding-top="0.025cm" fo:padding-bottom="0.025cm" fo:padding-left="0.025cm" fo:padding-right="0.025cm" fo:wrap-option="wrap"/>
    </style:style>
    <style:style style:name="gr25" style:family="graphic" style:parent-style-name="standard">
      <style:graphic-properties svg:stroke-color="#808080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/>
    </style:style>
    <style:style style:name="gr26" style:family="graphic" style:parent-style-name="objectwithoutfill">
      <style:graphic-properties svg:stroke-color="#808080" draw:fill="none" draw:textarea-vertical-align="middle"/>
    </style:style>
    <style:style style:name="gr27" style:family="graphic" style:parent-style-name="standard">
      <style:graphic-properties svg:stroke-color="#808080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/>
    </style:style>
    <style:style style:name="gr28" style:family="graphic" style:parent-style-name="standard">
      <style:graphic-properties svg:stroke-color="#808080" draw:fill="solid" draw:fill-color="#ffffff" draw:textarea-horizontal-align="center" draw:textarea-vertical-align="middle" draw:auto-grow-height="true" fo:min-height="0.273cm" fo:padding-top="0.025cm" fo:padding-bottom="0.025cm" fo:padding-left="0.025cm" fo:padding-right="0.025cm" fo:wrap-option="wrap"/>
    </style:style>
    <style:style style:name="gr29" style:family="graphic" style:parent-style-name="standard">
      <style:graphic-properties draw:stroke="solid" svg:stroke-color="#808080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svg:stroke-color="#808080" draw:fill="solid" draw:fill-color="#ffffff" draw:textarea-horizontal-align="right" draw:textarea-vertical-align="middle" draw:auto-grow-height="false" fo:padding-top="0.025cm" fo:padding-bottom="0.025cm" fo:padding-left="2.108cm" fo:padding-right="0.254cm" fo:wrap-option="wrap"/>
    </style:style>
    <style:style style:name="gr31" style:family="graphic" style:parent-style-name="standard">
      <style:graphic-properties svg:stroke-color="#808080" draw:fill="solid" draw:fill-color="#cccccc" draw:textarea-horizontal-align="justify" draw:textarea-vertical-align="middle" draw:auto-grow-height="false"/>
    </style:style>
    <style:style style:name="gr32" style:family="graphic" style:parent-style-name="standard">
      <style:graphic-properties svg:stroke-color="#808080" draw:fill="solid" draw:fill-color="#ffffff" draw:textarea-horizontal-align="center" draw:textarea-vertical-align="bottom" draw:auto-grow-height="false" fo:min-height="0.879cm" fo:padding-top="0cm" fo:padding-bottom="-0.305cm" fo:padding-left="0.178cm" fo:padding-right="0.178cm" fo:wrap-option="wrap"/>
    </style:style>
    <style:style style:name="gr33" style:family="graphic" style:parent-style-name="standard">
      <style:graphic-properties svg:stroke-color="#808080" draw:fill="solid" draw:fill-color="#ffffff" draw:textarea-horizontal-align="center" draw:textarea-vertical-align="bottom" draw:auto-grow-height="false" fo:min-height="0.879cm" fo:padding-top="0cm" fo:padding-bottom="0cm" fo:padding-left="0.178cm" fo:padding-right="0.178cm" fo:wrap-option="wrap"/>
    </style:style>
    <style:style style:name="gr34" style:family="graphic" style:parent-style-name="standard">
      <style:graphic-properties svg:stroke-color="#808080" draw:fill="solid" draw:fill-color="#eeeeee" draw:textarea-horizontal-align="center" draw:textarea-vertical-align="bottom" draw:auto-grow-height="false" fo:min-height="0.879cm" fo:padding-top="0.051cm" fo:padding-bottom="0.051cm" fo:padding-left="0.178cm" fo:padding-right="0.178cm" fo:wrap-option="wrap"/>
    </style:style>
    <style:style style:name="gr35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969cm" fo:padding-top="0.025cm" fo:padding-bottom="0.025cm" fo:padding-left="0.178cm" fo:padding-right="0.178cm" fo:wrap-option="wrap"/>
    </style:style>
    <style:style style:name="gr37" style:family="graphic" style:parent-style-name="standard">
      <style:graphic-properties draw:stroke="none" svg:stroke-color="#808080" draw:fill="gradient" draw:fill-color="#eeeeee" draw:fill-gradient-name="Gray_20_Gradient_20_2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9" style:family="graphic" style:parent-style-name="standard">
      <style:graphic-properties svg:stroke-color="#808080" draw:fill="none" draw:fill-color="#eeeeee" draw:textarea-horizontal-align="justify" draw:textarea-vertical-align="middle" draw:auto-grow-height="false"/>
    </style:style>
    <style:style style:name="gr40" style:family="graphic" style:parent-style-name="standard">
      <style:graphic-properties svg:stroke-color="#808080" draw:fill="solid" draw:fill-color="#ffffff" draw:textarea-horizontal-align="left" draw:textarea-vertical-align="middle" draw:auto-grow-height="true" fo:min-height="1.121cm" fo:padding-top="0.051cm" fo:padding-bottom="0.051cm" fo:padding-left="0.178cm" fo:padding-right="0.178cm" fo:wrap-option="wrap"/>
    </style:style>
    <style:style style:name="gr41" style:family="graphic" style:parent-style-name="standard">
      <style:graphic-properties svg:stroke-color="#808080" draw:fill="solid" draw:fill-color="#eeeeee" draw:textarea-horizontal-align="left" draw:textarea-vertical-align="top" draw:auto-grow-height="true" fo:min-height="0.259cm" fo:padding-top="0.051cm" fo:padding-bottom="0.051cm" fo:padding-left="0.178cm" fo:padding-right="0.178cm" fo:wrap-option="wrap"/>
    </style:style>
    <style:style style:name="gr42" style:family="graphic" style:parent-style-name="standard">
      <style:graphic-properties svg:stroke-color="#808080" draw:fill="solid" draw:fill-color="#eeeeee" draw:textarea-horizontal-align="justify" draw:textarea-vertical-align="middle" draw:auto-grow-height="false"/>
    </style:style>
    <style:style style:name="gr43" style:family="graphic" style:parent-style-name="standard">
      <style:graphic-properties svg:stroke-color="#808080" draw:fill="solid" draw:fill-color="#ffffff" draw:textarea-horizontal-align="justify" draw:textarea-vertical-align="middle" draw:auto-grow-height="true" fo:min-height="1.246cm" fo:padding-top="0.051cm" fo:padding-bottom="0.051cm" fo:padding-left="0.127cm" fo:padding-right="0.127cm" fo:wrap-option="wrap"/>
    </style:style>
    <style:style style:name="gr4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color="#808080" fo:font-size="6pt" style:font-size-asian="6pt" style:font-size-complex="6pt"/>
    </style:style>
    <style:style style:name="P12" style:family="paragraph">
      <style:paragraph-properties fo:line-height="150%" fo:text-align="center"/>
    </style:style>
    <style:style style:name="P13" style:family="paragraph">
      <style:paragraph-properties fo:line-height="150%" fo:text-align="center"/>
      <style:text-properties fo:font-size="6pt" style:font-size-asian="6pt" style:font-size-complex="6pt"/>
    </style:style>
    <style:style style:name="P14" style:family="paragraph">
      <style:paragraph-properties fo:text-align="center"/>
      <style:text-properties fo:color="#808080" fo:font-size="3pt" style:font-size-asian="3pt" style:font-size-complex="3pt"/>
    </style:style>
    <style:style style:name="P15" style:family="paragraph">
      <style:text-properties fo:color="#808080" fo:font-size="4pt" style:font-size-asian="4pt" style:font-size-complex="4pt"/>
    </style:style>
    <style:style style:name="P16" style:family="paragraph">
      <style:paragraph-properties fo:text-align="start"/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color="#808080" fo:font-size="8pt" style:font-size-asian="8pt" style:font-size-complex="8pt"/>
    </style:style>
    <style:style style:name="P18" style:family="paragraph">
      <style:paragraph-properties fo:text-align="center"/>
      <style:text-properties fo:color="#808080" fo:font-size="4pt" style:font-size-asian="4pt" style:font-size-complex="4pt"/>
    </style:style>
    <style:style style:name="P19" style:family="paragraph">
      <style:paragraph-properties fo:line-height="100%" fo:text-align="center"/>
    </style:style>
    <style:style style:name="P20" style:family="paragraph">
      <style:paragraph-properties fo:line-height="100%" fo:text-align="center"/>
      <style:text-properties fo:color="#808080" fo:font-size="6pt" fo:font-weight="bold" style:font-size-asian="6pt" style:font-weight-asian="bold" style:font-size-complex="6pt" style:font-weight-complex="bold"/>
    </style:style>
    <style:style style:name="P21" style:family="paragraph">
      <style:paragraph-properties fo:text-align="center"/>
      <style:text-properties fo:color="#808080" fo:font-size="6pt" fo:font-weight="bold" style:font-size-asian="6pt" style:font-weight-asian="bold" style:font-size-complex="6pt" style:font-weight-complex="bold"/>
    </style:style>
    <style:style style:name="P22" style:family="paragraph">
      <style:paragraph-properties fo:line-height="100%" fo:text-align="justify"/>
    </style:style>
    <style:style style:name="P23" style:family="paragraph">
      <style:paragraph-properties fo:line-height="100%" fo:text-align="justify"/>
      <style:text-properties fo:font-size="5pt" style:font-size-asian="5pt" style:font-size-complex="5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808080" fo:font-size="6pt" style:font-size-asian="6pt" style:font-size-complex="6pt"/>
    </style:style>
    <style:style style:name="T7" style:family="text">
      <style:text-properties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808080" fo:font-size="3pt" style:font-size-asian="3pt" style:font-size-complex="3pt"/>
    </style:style>
    <style:style style:name="T9" style:family="text">
      <style:text-properties fo:color="#808080" fo:font-size="4pt" style:font-size-asian="4pt" style:font-size-complex="4pt"/>
    </style:style>
    <style:style style:name="T10" style:family="text">
      <style:text-properties fo:color="#80808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808080" fo:font-size="6pt" fo:font-style="italic" style:font-size-asian="6pt" style:font-style-asian="italic" style:font-size-complex="6pt" style:font-style-complex="italic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color="#808080" fo:font-size="5pt" style:font-size-asian="5pt" style:font-size-complex="5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<text:s/></text:span><text:span text:style-name="T1">MOCKUP DIAGRAM</text:span></text:p>
        </draw:rect>
        <draw:rect draw:style-name="gr2" draw:text-style-name="P3" draw:layer="layout" svg:width="27.7cm" svg:height="0.762cm" svg:x="1cm" svg:y="1.789cm">
          <text:p text:style-name="P1"><text:span text:style-name="T2">Layouts page template</text:span></text:p>
        </draw:rect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3" draw:text-style-name="P4" draw:layer="layout" svg:width="11.938cm" svg:height="0.5cm" svg:x="2.905cm" svg:y="3.54cm">
            <text:p text:style-name="P1"><text:span text:style-name="T3">HEADER</text:span></text:p>
          </draw:rect>
          <draw:rect draw:style-name="gr4" draw:text-style-name="P5" draw:layer="layout" svg:width="11.921cm" svg:height="1.786cm" svg:x="2.905cm" svg:y="4.04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5" draw:text-style-name="P4" draw:layer="layout" svg:width="11.938cm" svg:height="0.5cm" svg:x="2.905cm" svg:y="13.873cm">
            <text:p text:style-name="P1"><text:span text:style-name="T3">FOOTER</text:span></text:p>
          </draw:rect>
          <draw:rect draw:style-name="gr6" draw:text-style-name="P5" draw:layer="layout" svg:width="11.921cm" svg:height="2.121cm" svg:x="2.905cm" svg:y="14.373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7" draw:text-style-name="P4" draw:layer="layout" svg:width="3.683cm" svg:height="0.5cm" svg:x="11.16cm" svg:y="6.08cm">
            <text:p text:style-name="P1"><text:span text:style-name="T3">SIDEBAR</text:span></text:p>
          </draw:rect>
          <draw:rect draw:style-name="gr8" draw:text-style-name="P5" draw:layer="layout" svg:width="3.683cm" svg:height="6.993cm" svg:x="11.16cm" svg:y="6.58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9" draw:text-style-name="P4" draw:layer="layout" svg:width="8.001cm" svg:height="0.5cm" svg:x="2.905cm" svg:y="6.08cm">
            <text:p text:style-name="P1"><text:span text:style-name="T3">CONTENT PAGE</text:span></text:p>
          </draw:rect>
          <draw:rect draw:style-name="gr10" draw:text-style-name="P5" draw:layer="layout" svg:width="8.001cm" svg:height="6.993cm" svg:x="2.905cm" svg:y="6.58cm">
            <text:p/>
          </draw:rect>
        </draw:g>
        <draw:custom-shape draw:name="input-field" draw:style-name="gr11" draw:text-style-name="P7" draw:layer="layout" svg:width="2.667cm" svg:height="0.381cm" svg:x="25.132cm" svg:y="7.28cm">
          <svg:title>input field</svg:title>
          <svg:desc>mockup ui element</svg:desc>
          <text:p text:style-name="P6"><text:span text:style-name="T4">Inpu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ooltip" draw:style-name="gr12" draw:text-style-name="P7" draw:layer="layout" svg:width="2.667cm" svg:height="0.381cm" svg:x="21.066cm" svg:y="12.06cm">
          <svg:title>tooltip</svg:title>
          <svg:desc>mockup ui element</svg:desc>
          <text:p text:style-name="P6"><text:span text:style-name="T4">Toolti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54.87256371814 33813.612565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button" draw:style-name="gr13" draw:text-style-name="P7" draw:layer="layout" svg:width="1.397cm" svg:height="0.381cm" svg:x="21.447cm" svg:y="4.002cm">
          <svg:title>button</svg:title>
          <svg:desc>mockup ui element</svg:desc>
          <text:p text:style-name="P6"><text:span text:style-name="T4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adio-button" draw:style-name="gr14" draw:text-style-name="P9" draw:layer="layout" svg:width="0.254cm" svg:height="0.254cm" svg:x="25.132cm" svg:y="10.45cm">
          <svg:title>radio-button</svg:title>
          <svg:desc>mockup ui element</svg:desc>
          <text:p text:style-name="P8"><text:span text:style-name="T4">Radio but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radio-button-checked" draw:style-name="gr15">
          <svg:title>radio-button-checked</svg:title>
          <svg:desc>mockup ui element</svg:desc>
          <draw:custom-shape draw:style-name="gr16" draw:text-style-name="P9" draw:layer="layout" svg:width="0.279cm" svg:height="0.279cm" svg:x="25.132cm" svg:y="10.779cm">
            <text:p text:style-name="P8"><text:span text:style-name="T4">Radio button <text:s/>selecte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127cm" svg:height="0.127cm" svg:x="25.208cm" svg:y="10.8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select-field">
          <draw:custom-shape draw:style-name="gr18" draw:text-style-name="P7" draw:layer="layout" svg:width="2.666cm" svg:height="0.381cm" svg:x="25.132cm" svg:y="11.271cm">
            <text:p text:style-name="P6"><text:span text:style-name="T4">Select fiel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9" draw:text-style-name="P6" draw:layer="layout" svg:width="0.254cm" svg:height="0.318cm" svg:x="27.418cm" svg:y="11.3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6" draw:layer="layout" svg:width="0.178cm" svg:height="0.178cm" draw:transform="rotate (1.5707963267949) translate (27.456cm 11.55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textarea-field">
          <svg:title>textarea-field</svg:title>
          <svg:desc>mockup ui element</svg:desc>
          <draw:custom-shape draw:style-name="gr21" draw:text-style-name="P10" draw:layer="layout" svg:width="2.666cm" svg:height="1.037cm" svg:x="25.132cm" svg:y="8.021cm">
            <text:p text:style-name="P6"><text:span text:style-name="T4">Textarea field</text:span></text:p>
            <text:p text:style-name="P6"><text:span text:style-name="T5"/></text:p>
            <text:p text:style-name="P6"><text:span text:style-name="T5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2" draw:text-style-name="P11" draw:layer="layout" svg:width="0.254cm" svg:height="0.916cm" svg:x="27.474cm" svg:y="8.081cm">
              <text:p text:style-name="P6"><text:span text:style-name="T6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9" draw:text-style-name="P6" draw:layer="layout" svg:width="0.178cm" svg:height="0.178cm" draw:transform="rotate (1.5707963267949) translate (27.512cm 8.946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9" draw:text-style-name="P6" draw:layer="layout" svg:width="0.178cm" svg:height="0.178cm" draw:transform="rotate (1.5707963267949) translate (27.512cm 8.311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 draw:name="pagination">
          <svg:title>pagination</svg:title>
          <svg:desc>mockup ui element</svg:desc>
          <draw:custom-shape draw:style-name="gr22" draw:text-style-name="P11" draw:layer="layout" svg:width="2.667cm" svg:height="0.254cm" svg:x="16.621cm" svg:y="6.063cm">
            <text:p text:style-name="P6"><text:span text:style-name="T6">1 <text:s text:c="3"/>2 <text:s text:c="2"/>3 <text:s text:c="3"/>.. <text:s text:c="2"/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0.178cm" svg:height="0.178cm" svg:x="19.039cm" svg:y="6.101cm">
            <text:p/>
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6" draw:layer="layout" svg:width="0.178cm" svg:height="0.178cm" draw:transform="rotate (-3.14159265358979) translate (16.882cm 6.279cm)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name="checkbox" draw:style-name="gr23" draw:text-style-name="P9" draw:layer="layout" svg:width="0.254cm" svg:height="0.254cm" svg:x="25.132cm" svg:y="9.334cm">
          <svg:title>checkbox</svg:title>
          <svg:desc>mockup ui element</svg:desc>
          <text:p text:style-name="P8"><text:span text:style-name="T4">Check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menu" draw:style-name="gr24" draw:text-style-name="P7" draw:layer="layout" svg:width="4.572cm" svg:height="0.323cm" svg:x="15.732cm" svg:y="4.048cm">
          <svg:title>menu</svg:title>
          <svg:desc>mockup ui element</svg:desc>
          <text:p text:style-name="P6"><text:span text:style-name="T4">Menu <text:s text:c="5"/>item 1 <text:s text:c="4"/>item 2 <text:s text:c="4"/>item 3 <text:s text:c="5"/>…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25" draw:text-style-name="P7" draw:layer="layout" svg:width="2.666cm" svg:height="1.037cm" svg:x="16.745cm" svg:y="9.045cm">
            <text:p text:style-name="P6"><text:span text:style-name="T4">Imag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6" draw:layer="layout" svg:x1="16.872cm" svg:y1="9.045cm" svg:x2="19.285cm" svg:y2="10.061cm">
            <text:p/>
          </draw:line>
          <draw:line draw:style-name="gr26" draw:text-style-name="P6" draw:layer="layout" svg:x1="16.872cm" svg:y1="10.061cm" svg:x2="19.285cm" svg:y2="9.045cm">
            <text:p/>
          </draw:line>
        </draw:g>
        <draw:g draw:name="tab">
          <svg:title>tab</svg:title>
          <svg:desc>mockup ui element</svg:desc>
          <draw:custom-shape draw:style-name="gr27" draw:text-style-name="P7" draw:layer="layout" svg:width="1.143cm" svg:height="0.357cm" svg:x="15.732cm" svg:y="4.848cm">
            <text:p text:style-name="P6"><text:span text:style-name="T4">Tab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7" draw:layer="layout" svg:width="1.143cm" svg:height="0.357cm" svg:x="16.875cm" svg:y="4.848cm">
            <text:p text:style-name="P6"><text:span text:style-name="T4">Tab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1.143cm" svg:height="0.357cm" svg:x="18.018cm" svg:y="4.848cm">
            <text:p text:style-name="P6"><text:span text:style-name="T4">Tab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1.143cm" svg:height="0.357cm" svg:x="19.161cm" svg:y="4.848cm">
            <text:p text:style-name="P6"><text:span text:style-name="T4">…</text:span><text:span text:style-name="T4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6" draw:layer="layout" svg:width="4.575cm" svg:height="0.438cm" svg:x="15.732cm" svg:y="5.1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heckbox-checked" draw:style-name="gr15">
          <svg:title>checkbox-checked</svg:title>
          <svg:desc>mockup ui element</svg:desc>
          <draw:custom-shape draw:style-name="gr30" draw:text-style-name="P9" draw:layer="layout" svg:width="0.254cm" svg:height="0.254cm" svg:x="25.132cm" svg:y="9.715cm">
            <text:p text:style-name="P8"><text:span text:style-name="T4">Checkbox check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6" draw:layer="layout" svg:width="0.127cm" svg:height="0.127cm" draw:transform="rotate (1.5707963267949) translate (25.196cm 9.887cm)">
            <text:p/>
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 draw:name="slider">
          <svg:title>slider</svg:title>
          <svg:desc>mockup ui element</svg:desc>
          <draw:custom-shape draw:style-name="gr32" draw:text-style-name="P7" draw:layer="layout" svg:width="2.413cm" svg:height="0.025cm" svg:x="23.733cm" svg:y="4.242cm">
            <text:p text:style-name="P6"><text:span text:style-name="T4">Slid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7" draw:layer="layout" svg:width="0.203cm" svg:height="0.051cm" draw:transform="rotate (1.5707963267949) translate (24.368cm 4.35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video">
          <svg:title>video</svg:title>
          <svg:desc>mockup ui element</svg:desc>
          <draw:custom-shape draw:style-name="gr34" draw:text-style-name="P7" draw:layer="layout" svg:width="2.666cm" svg:height="1.037cm" svg:x="16.745cm" svg:y="10.467cm">
            <text:p text:style-name="P6"><text:span text:style-name="T4">Vide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0.254cm" svg:height="0.254cm" svg:x="17.951cm" svg:y="10.758cm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g>
            <draw:g>
              <draw:custom-shape draw:style-name="gr19" draw:text-style-name="P6" draw:layer="layout" svg:width="0.152cm" svg:height="0.152cm" svg:x="17.28cm" svg:y="11.5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6" draw:layer="layout" svg:width="0.102cm" svg:height="0.102cm" svg:x="17.305cm" svg:y="11.585cm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line draw:style-name="gr35" draw:text-style-name="P6" draw:layer="layout" svg:x1="17.534cm" svg:y1="11.636cm" svg:x2="18.55cm" svg:y2="11.636cm">
                <text:p/>
              </draw:line>
              <draw:custom-shape draw:style-name="gr33" draw:text-style-name="P7" draw:layer="layout" svg:width="0.152cm" svg:height="0.051cm" draw:transform="rotate (1.5707963267949) translate (17.764cm 11.712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19" draw:text-style-name="P6" draw:layer="layout" svg:width="0.102cm" svg:height="0.102cm" svg:x="18.879cm" svg:y="11.5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6" draw:layer="layout" svg:width="0.102cm" svg:height="0.102cm" svg:x="18.675cm" svg:y="11.585cm">
              <text:p/>
  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color-field">
          <svg:title>color-field</svg:title>
          <svg:desc>mockup ui element</svg:desc>
          <draw:custom-shape draw:style-name="gr36" draw:text-style-name="P13" draw:layer="layout" svg:width="2.667cm" svg:height="1.077cm" svg:x="21.066cm" svg:y="10.35cm">
            <text:p text:style-name="P12"><text:span text:style-name="T7">Color fie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0.178cm" svg:height="0.178cm" svg:x="23.428cm" svg:y="10.657cm">
            <text:p/>
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7" draw:text-style-name="P7" draw:layer="layout" svg:width="0.154cm" svg:height="0.762cm" svg:x="23.225cm" svg:y="10.58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6" draw:layer="layout" svg:width="1.878cm" svg:height="0.472cm" svg:x="21.22cm" svg:y="10.66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4" draw:layer="layout" svg:width="0.716cm" svg:height="0.127cm" svg:x="22.028cm" svg:y="11.219cm">
            <text:p text:style-name="P6"><text:span text:style-name="T8">#999999</text:span></text:p>
            <draw:enhanced-geometry svg:viewBox="0 0 21600 21600" draw:path-stretchpoint-x="10800" draw:path-stretchpoint-y="10800" draw:text-areas="?f3 ?f4 ?f5 ?f6" draw:type="round-rectangle" draw:modifiers="7593.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15" draw:layer="layout" svg:width="0.4cm" svg:height="0.162cm" svg:x="21.52cm" svg:y="11.184cm">
            <draw:text-box>
              <text:p><text:span text:style-name="T9">Color :</text:span></text:p>
            </draw:text-box>
          </draw:frame>
          <draw:custom-shape draw:style-name="gr20" draw:text-style-name="P6" draw:layer="layout" svg:width="0.127cm" svg:height="0.127cm" svg:x="21.374cm" svg:y="10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calendar field">
          <svg:title>calendar-field</svg:title>
          <svg:desc>mockup ui element</svg:desc>
          <draw:custom-shape draw:style-name="gr36" draw:text-style-name="P13" draw:layer="layout" svg:width="2.667cm" svg:height="1.077cm" svg:x="21.066cm" svg:y="8.892cm">
            <text:p text:style-name="P12"><text:span text:style-name="T7">Calendar field</text:span></text:p>
            <text:p text:style-name="P12"><text:span text:style-name="T6">Su Mo Tu We Th Fr Sa</text:span></text:p>
            <text:p text:style-name="P12"><text:span text:style-name="T6">1 <text:s text:c="3"/>2 <text:s text:c="3"/>3 <text:s text:c="3"/>4 <text:s text:c="3"/>5 <text:s text:c="3"/>6 <text:s text:c="2"/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0.178cm" svg:height="0.178cm" svg:x="23.396cm" svg:y="8.956cm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6" draw:layer="layout" svg:width="0.178cm" svg:height="0.178cm" svg:x="21.193cm" svg:y="8.968cm">
            <text:p/>
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9" draw:text-style-name="P6" draw:layer="layout" svg:width="0.377cm" svg:height="0.281cm" svg:x="22.59cm" svg:y="9.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WYSIWYG editor">
          <svg:title>WYSIWYG editor</svg:title>
          <svg:desc>mockup ui element</svg:desc>
          <draw:custom-shape draw:style-name="gr40" draw:text-style-name="P16" draw:layer="layout" svg:width="2.666cm" svg:height="1.293cm" svg:x="21.066cm" svg:y="7.406cm">
            <text:p text:style-name="P8"><text:span text:style-name="T4">Textarea field</text:span></text:p>
            <text:p text:style-name="P8"><text:span text:style-name="T6">with wysiwyg ed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2" draw:text-style-name="P11" draw:layer="layout" svg:width="0.254cm" svg:height="0.916cm" svg:x="23.402cm" svg:y="7.665cm">
              <text:p text:style-name="P6"><text:span text:style-name="T6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9" draw:text-style-name="P6" draw:layer="layout" svg:width="0.178cm" svg:height="0.178cm" draw:transform="rotate (1.5707963267949) translate (23.44cm 8.53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9" draw:text-style-name="P6" draw:layer="layout" svg:width="0.178cm" svg:height="0.178cm" draw:transform="rotate (1.5707963267949) translate (23.44cm 7.895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41" draw:text-style-name="P17" draw:layer="layout" svg:width="2.666cm" svg:height="0.381cm" svg:x="21.067cm" svg:y="7.223cm">
            <text:p text:style-name="P6"><text:span text:style-name="T10">b</text:span><text:span text:style-name="T6"> <text:s text:c="2"/></text:span><text:span text:style-name="T11">i</text:span><text:span text:style-name="T6"> <text:s text:c="3"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6" draw:layer="layout" svg:width="0.254cm" svg:height="0.281cm" svg:x="21.193cm" svg:y="7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6" draw:layer="layout" svg:width="0.254cm" svg:height="0.281cm" svg:x="21.493cm" svg:y="7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6" draw:layer="layout" svg:width="0.254cm" svg:height="0.281cm" svg:x="21.793cm" svg:y="7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8" draw:layer="layout" svg:width="0.711cm" svg:height="0.279cm" svg:x="22.133cm" svg:y="7.274cm">
            <text:p text:style-name="P6"><text:span text:style-name="T9">font family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8" draw:layer="layout" svg:width="0.711cm" svg:height="0.279cm" svg:x="22.934cm" svg:y="7.274cm">
            <text:p text:style-name="P6"><text:span text:style-name="T9">font size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success-flash-message">
          <svg:title>success-flash-message</svg:title>
          <svg:desc>mockup ui element</svg:desc>
          <draw:custom-shape draw:style-name="gr11" draw:text-style-name="P7" draw:layer="layout" svg:width="2.667cm" svg:height="0.381cm" svg:x="21.576cm" svg:y="13.203cm">
            <text:p text:style-name="P6"><text:span text:style-name="T4">Success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0" draw:text-style-name="P6" draw:layer="layout" svg:width="0.635cm" svg:height="0.381cm" svg:x="21.066cm" svg:y="13.203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6" draw:layer="layout" svg:width="0.254cm" svg:height="0.254cm" draw:transform="rotate (1.5707963267949) translate (21.256cm 13.52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warning-flash-message">
          <svg:title>warning-flash-message</svg:title>
          <svg:desc>mockup ui element</svg:desc>
          <draw:custom-shape draw:style-name="gr11" draw:text-style-name="P7" draw:layer="layout" svg:width="2.667cm" svg:height="0.381cm" svg:x="21.576cm" svg:y="13.838cm">
            <text:p text:style-name="P6"><text:span text:style-name="T4">Warning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0" draw:text-style-name="P6" draw:layer="layout" svg:width="0.635cm" svg:height="0.381cm" svg:x="21.066cm" svg:y="13.83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0" draw:layer="layout" svg:width="0.329cm" svg:height="0.279cm" svg:x="21.219cm" svg:y="13.889cm">
              <text:p text:style-name="P19"><text:span text:style-name="T10">!</text:span>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 draw:name="error-flash-message">
          <svg:title>error-flash-message</svg:title>
          <svg:desc>mockup ui element</svg:desc>
          <draw:custom-shape draw:style-name="gr11" draw:text-style-name="P7" draw:layer="layout" svg:width="2.667cm" svg:height="0.381cm" svg:x="21.576cm" svg:y="14.727cm">
            <text:p text:style-name="P6"><text:span text:style-name="T4">Error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0" draw:text-style-name="P7" draw:layer="layout" svg:width="0.635cm" svg:height="0.381cm" svg:x="21.066cm" svg:y="14.727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1" draw:layer="layout" svg:width="0.305cm" svg:height="0.305cm" svg:x="21.231cm" svg:y="14.765cm">
              <text:p text:style-name="P6"><text:span text:style-name="T10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text-block" draw:style-name="gr43" draw:text-style-name="P23" draw:layer="layout" svg:width="2.667cm" svg:height="1.422cm" svg:x="16.748cm" svg:y="7.223cm">
          <svg:title>text block</svg:title>
          <svg:desc>ui mockup element</svg:desc>
          <text:p text:style-name="P22"><text:span text:style-name="T7">Text Block</text:span><text:span text:style-name="T12"> :</text:span><text:span text:style-name="T13"> </text:span><text:span text:style-name="T14">Lorem ipsum dolor sit amet, consectetuer adipiscing elit, sed diam nonummy nibh euismod tincidunt ut laoreet dolore magna aliquam erat volutpat.</text:span></text:p>
          <draw:enhanced-geometry svg:viewBox="0 0 21600 21600" draw:path-stretchpoint-x="10800" draw:path-stretchpoint-y="10800" draw:text-areas="?f3 ?f4 ?f5 ?f6" draw:type="round-rectangle" draw:modifiers="1921.58154859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Clear and clean logo">
          <svg:title>Clear and Sane logo</svg:title>
          <svg:desc>logotype</svg:desc>
          <draw:custom-shape draw:style-name="gr44" draw:text-style-name="P24" draw:layer="layout" svg:width="1.524cm" svg:height="0.786cm" svg:x="3.387cm" svg:y="0.988cm">
            <text:p text:style-name="P1"><text:span text:style-name="T1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5" draw:layer="layout" svg:width="1.524cm" svg:height="0.786cm" svg:x="3.387cm" svg:y="1.75cm">
            <text:p text:style-name="P1"><text:span text:style-name="T1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draw:layer="layout" svg:width="0.356cm" svg:height="0.356cm" svg:x="3.971cm" svg:y="1.584cm">
            <text:p text:style-name="P1"><text:span text:style-name="T1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8" draw:layer="layout" svg:width="2.047cm" svg:height="0.607cm" svg:x="3.161cm" svg:y="2.452cm">
            <draw:text-box>
              <text:p text:style-name="P27"><text:span text:style-name="T18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7T00:30:16.730000000</dc:date>
    <meta:editing-duration>PT1H41M29S</meta:editing-duration>
    <meta:editing-cycles>20</meta:editing-cycles>
    <meta:generator>LibreOffice/4.2.7.2$Windows_x86 LibreOffice_project/933c0aa564ec4f8883ed5732c866db48dca4dac5</meta:generator>
    <meta:document-statistic meta:object-count="114"/>
  </office:meta>
</office:document-meta>
</file>